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4.83cm" fo:min-width="5.85cm"/>
      <style:paragraph-properties style:writing-mode="lr-tb"/>
    </style:style>
    <style:style style:name="gr2" style:family="graphic" style:parent-style-name="Component">
      <style:graphic-properties draw:textarea-horizontal-align="justify" draw:textarea-vertical-align="top" draw:auto-grow-height="false" fo:min-height="2.925cm" fo:min-width="16.01cm"/>
      <style:paragraph-properties style:writing-mode="lr-tb"/>
    </style:style>
    <style:style style:name="gr3" style:family="graphic" style:parent-style-name="Component">
      <style:graphic-properties draw:textarea-horizontal-align="justify" draw:textarea-vertical-align="top" draw:auto-grow-height="false" fo:min-height="4.83cm" fo:min-width="7.755cm"/>
      <style:paragraph-properties style:writing-mode="lr-tb"/>
    </style:style>
    <style:style style:name="gr4" style:family="graphic" style:parent-style-name="Component">
      <style:graphic-properties draw:textarea-horizontal-align="justify" draw:textarea-vertical-align="top" draw:auto-grow-height="false" fo:min-height="4.83cm" fo:min-width="5.215cm"/>
      <style:paragraph-properties style:writing-mode="lr-tb"/>
    </style:style>
    <style:style style:name="gr5" style:family="graphic" style:parent-style-name="text-property">
      <style:graphic-properties fo:min-height="1.223cm"/>
      <style:paragraph-properties style:writing-mode="lr-tb"/>
    </style:style>
    <style:style style:name="gr6" style:family="graphic" style:parent-style-name="text-property">
      <style:graphic-properties fo:min-height="3.56cm"/>
      <style:paragraph-properties style:writing-mode="lr-tb"/>
    </style:style>
    <style:style style:name="gr7" style:family="graphic" style:parent-style-name="text-property">
      <style:graphic-properties fo:min-height="3.136cm"/>
      <style:paragraph-properties style:writing-mode="lr-tb"/>
    </style:style>
    <style:style style:name="gr8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9" style:family="graphic" style:parent-style-name="text-property">
      <style:graphic-properties fo:min-height="0.925cm"/>
      <style:paragraph-properties style:writing-mode="lr-tb"/>
    </style:style>
    <style:style style:name="gr10" style:family="graphic" style:parent-style-name="Component_20_Hierarchy_20_Lines">
      <style:graphic-properties draw:textarea-horizontal-align="center" draw:textarea-vertical-align="middle"/>
      <style:paragraph-properties style:writing-mode="lr-tb"/>
    </style:style>
    <style:style style:name="gr11" style:family="graphic" style:parent-style-name="Component">
      <style:graphic-properties draw:textarea-horizontal-align="justify" draw:textarea-vertical-align="top" draw:auto-grow-height="false" fo:min-height="2.29cm" fo:min-width="4.945cm"/>
      <style:paragraph-properties style:writing-mode="lr-tb"/>
    </style:style>
    <style:style style:name="gr12" style:family="graphic" style:parent-style-name="Store">
      <style:graphic-properties fo:min-height="3.56cm" fo:min-width="5.85cm"/>
      <style:paragraph-properties style:writing-mode="lr-tb"/>
    </style:style>
    <style:style style:name="gr13" style:family="graphic" style:parent-style-name="text-property">
      <style:graphic-properties fo:min-height="1.25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5.08cm" svg:x="14.24cm" svg:y="6.715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6.51cm" svg:height="3.175cm" svg:x="1cm" svg:y="1cm">
          <text:p text:style-name="P2">Compil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8.255cm" svg:height="5.08cm" svg:x="2.27cm" svg:y="6.715cm">
          <text:p text:style-name="P2">Track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715cm" svg:height="5.08cm" svg:x="3.54cm" svg:y="18.145cm">
          <text:p text:style-name="P2">CueButton, CueLevelEditor</text:p>
          <draw:enhanced-geometry svg:viewBox="0 0 21600 21600" draw:type="rectangle" draw:enhanced-path="M 0 0 L 21600 0 21600 21600 0 21600 0 0 Z N"/>
        </draw:custom-shape>
        <draw:frame draw:style-name="gr5" draw:text-style-name="P1" xml:id="id3" draw:id="id3" draw:layer="layout" svg:width="15.24cm" svg:height="1.473cm" svg:x="1.635cm" svg:y="2.067cm">
          <draw:text-box>
            <text:p>Id, Type, MediaPath, Title, Url, Tracks</text:p>
          </draw:text-box>
        </draw:frame>
        <draw:frame draw:style-name="gr6" draw:text-style-name="P1" xml:id="id1" draw:id="id1" draw:layer="layout" svg:width="6.985cm" svg:height="3.81cm" svg:x="2.905cm" svg:y="7.35cm">
          <draw:text-box>
            <text:p>Id, Name, Artist, Album, Url, PlaybackPosition (//TODO)</text:p>
            <text:p>PlaybackMode, Duration, <text:span text:style-name="T1">Volume</text:span> (//TODO), Cues</text:p>
          </draw:text-box>
        </draw:frame>
        <draw:frame draw:style-name="gr7" draw:text-style-name="P1" draw:layer="layout" svg:width="3.81cm" svg:height="3.386cm" svg:x="4.175cm" svg:y="19.415cm">
          <draw:text-box>
            <text:p>Id</text:p>
            <text:p>Description</text:p>
            <text:p>Time</text:p>
            <text:p>Shortcut</text:p>
            <text:p>Duration</text:p>
          </draw:text-box>
        </draw:frame>
        <draw:connector draw:style-name="gr8" draw:text-style-name="P2" draw:layer="layout" draw:type="curve" svg:x1="9.89cm" svg:y1="9.255cm" svg:x2="14.24cm" svg:y2="9.255cm" draw:start-shape="id1" draw:start-glue-point="1" draw:end-shape="id2" draw:end-glue-point="3" svg:d="M9890 9255h4350" svg:viewBox="0 0 4351 1">
          <text:p text:style-name="P3">Update <text:s text:c="8"/><text:s text:c="3"/></text:p>
        </draw:connector>
        <draw:connector draw:style-name="gr8" draw:text-style-name="P2" draw:layer="layout" draw:type="curve" svg:x1="16.875cm" svg:y1="2.803cm" svg:x2="17.415cm" svg:y2="6.715cm" draw:start-shape="id3" draw:start-glue-point="1" draw:end-shape="id2" draw:end-glue-point="0" svg:d="M16875 2803c360 0 540 1304 540 3912" svg:viewBox="0 0 541 3913">
          <text:p text:style-name="P3">Update <text:s text:c="24"/></text:p>
        </draw:connector>
        <draw:frame draw:style-name="gr9" draw:text-style-name="P1" draw:layer="layout" svg:width="5.08cm" svg:height="1.175cm" svg:x="14.875cm" svg:y="7.445cm">
          <draw:text-box>
            <text:p>selectedCueId</text:p>
          </draw:text-box>
        </draw:frame>
        <draw:connector draw:style-name="gr10" draw:text-style-name="P2" draw:layer="layout" draw:type="curve" svg:x1="6.397cm" svg:y1="11.795cm" svg:x2="6.397cm" svg:y2="18.145cm" draw:start-shape="id4" draw:start-glue-point="2" draw:end-shape="id5" draw:end-glue-point="0" svg:d="M6397 11795v6350" svg:viewBox="0 0 1 6351">
          <text:p text:style-name="P3">Cues</text:p>
        </draw:connector>
        <draw:connector draw:style-name="gr10" draw:text-style-name="P2" draw:layer="layout" draw:type="curve" svg:x1="9.255cm" svg:y1="4.175cm" svg:x2="6.397cm" svg:y2="6.715cm" draw:start-shape="id6" draw:start-glue-point="2" draw:end-shape="id4" draw:end-glue-point="0" svg:d="M9255 4175c0 1905-2858 635-2858 2540" svg:viewBox="0 0 2859 2541">
          <text:p text:style-name="P3">Tracks</text:p>
        </draw:connector>
        <draw:custom-shape draw:style-name="gr11" draw:text-style-name="P2" xml:id="id7" draw:id="id7" draw:layer="layout" svg:width="5.445cm" svg:height="2.54cm" svg:x="7.35cm" svg:y="14.335cm">
          <text:p text:style-name="P2">TrackAudioApiPlayer.vu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curve" svg:x1="6.397cm" svg:y1="11.795cm" svg:x2="10.072cm" svg:y2="14.335cm" draw:start-shape="id4" draw:start-glue-point="2" draw:end-shape="id7" draw:end-glue-point="0" svg:d="M6397 11795c0 1905 3675 635 3675 2540" svg:viewBox="0 0 3676 2541">
          <text:p text:style-name="P3">Instance</text:p>
        </draw:connector>
        <draw:custom-shape draw:style-name="gr12" draw:text-style-name="P1" draw:layer="layout" svg:width="6.35cm" svg:height="3.81cm" svg:x="14.335cm" svg:y="13.065cm">
          <text:p text:style-name="P1">SETTINGS Stor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2.27cm" svg:y1="9.255cm" svg:x2="3.54cm" svg:y2="20.685cm" draw:start-shape="id4" draw:start-glue-point="3" draw:end-shape="id5" draw:end-glue-point="3" svg:d="M2270 9255c-753 0-1388 11430 1270 11430" svg:viewBox="0 0 1927 11431">
          <text:p text:style-name="P3">Injection:</text:p>
          <text:p text:style-name="P3">Meter</text:p>
          <text:p text:style-name="P3">currentPosition</text:p>
        </draw:connector>
        <draw:frame draw:style-name="gr13" draw:text-style-name="P1" draw:layer="layout" svg:width="5.08cm" svg:height="1.505cm" svg:x="14.97cm" svg:y="13.795cm">
          <draw:text-box>
            <text:p>showLevelMeter,...</text:p>
          </draw:text-box>
        </draw:frame>
        <draw:custom-shape draw:style-name="gr12" draw:text-style-name="P1" draw:layer="layout" svg:width="6.35cm" svg:height="3.81cm" svg:x="14.24cm" svg:y="18.78cm">
          <text:p text:style-name="P1">AUDIO Sto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Lucida Sans Unicode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.051cm" draw:marker-start-width="0.381cm" draw:marker-end-width="0.381cm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 draw:fill-gradient-name="Gradient_20_1" draw:fill-hatch-name="Red_20_90_20_Degrees_20_Crossed_20_1" draw:fill-image-name="Bitmap_20_1"/>
    </style:style>
    <style:style style:name="Store" style:family="graphic" style:parent-style-name="Component">
      <style:graphic-properties draw:stroke="none" draw:fill="solid" draw:fill-color="#6b5e9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3-07-13T17:39:24.915095918</dc:date>
    <meta:editing-duration>PT6H12M10S</meta:editing-duration>
    <meta:editing-cycles>42</meta:editing-cycles>
    <meta:generator>LibreOffice/7.3.7.2$Linux_X86_64 LibreOffice_project/30$Build-2</meta:generator>
    <meta:document-statistic meta:object-count="18"/>
  </office:meta>
</office:document-meta>
</file>